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645" officeooo:paragraph-rsid="0005d645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7">
        <text:h text:style-name="Heading_20_2" text:outline-level="2">Allgemein <text:s/></text:h>
        <text:p text:style-name="P1"><text:s text:c="2"/>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9:15:27.726000000</dc:date>
    <meta:editing-duration>P0D</meta:editing-duration>
    <meta:editing-cycles>1</meta:editing-cycles>
    <meta:document-statistic meta:table-count="0" meta:image-count="0" meta:object-count="0" meta:page-count="1" meta:paragraph-count="2" meta:word-count="1" meta:character-count="13" meta:non-whitespace-character-count="9"/>
    <meta:generator>LibreOffice/5.0.4.2$Windows_x86 LibreOffice_project/2b9802c1994aa0b7dc6079e128979269cf95bc78</meta:generator>
  </office:meta>
</office:document-meta>
</file>